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D0000008DEECD29CDC719B986.png" manifest:media-type="image/png"/>
  <manifest:file-entry manifest:full-path="Pictures/100002010000008D0000008D11434A823C08A080.png" manifest:media-type="image/png"/>
  <manifest:file-entry manifest:full-path="Pictures/100002010000008D0000008D712649FE3A1E9236.png" manifest:media-type="image/png"/>
  <manifest:file-entry manifest:full-path="Pictures/10000201000000E2000000E2887A09A5033691D3.png" manifest:media-type="image/png"/>
  <manifest:file-entry manifest:full-path="Pictures/100002010000008D0000008D8EA82AB1C10F8B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618in" fo:text-indent="0in" style:auto-text-indent="false" fo:background-color="transparent" style:writing-mode="lr-tb"/>
    </style:style>
    <style:style style:name="P2" style:family="paragraph" style:parent-style-name="Standard" style:master-page-name="">
      <loext:graphic-properties draw:fill="none"/>
      <style:paragraph-properties fo:margin-left="0in" fo:margin-right="-0.5618in" fo:text-indent="0in" style:auto-text-indent="false" style:page-number="auto" fo:background-color="transparent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3457in" svg:y="0.0102in" svg:width="3.3091in" svg:height="3.4535in" draw:z-index="0"><draw:image xlink:href="Pictures/10000201000000E2000000E2887A09A5033691D3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5.9118in" svg:y="0.0291in" svg:width="1.4689in" svg:height="1.4689in" draw:z-index="3"><draw:image xlink:href="Pictures/100002010000008D0000008D8EA82AB1C10F8B30.png" xlink:type="simple" xlink:show="embed" xlink:actuate="onLoad" loext:mime-type="image/png"/></draw:frame></text:p>
      <text:p text:style-name="P1"><draw:frame draw:style-name="fr1" draw:name="Image2" text:anchor-type="paragraph" svg:x="0.339in" svg:y="1.8272in" svg:width="1.4689in" svg:height="1.4689in" draw:z-index="1"><draw:image xlink:href="Pictures/100002010000008D0000008D11434A823C08A080.png" xlink:type="simple" xlink:show="embed" xlink:actuate="onLoad" loext:mime-type="image/png"/></draw:frame><draw:frame draw:style-name="fr1" draw:name="Image3" text:anchor-type="paragraph" svg:x="2.3075in" svg:y="1.8165in" svg:width="1.4689in" svg:height="1.4689in" draw:z-index="2"><draw:image xlink:href="Pictures/100002010000008D0000008D712649FE3A1E9236.png" xlink:type="simple" xlink:show="embed" xlink:actuate="onLoad" loext:mime-type="image/png"/></draw:frame><draw:frame draw:style-name="fr1" draw:name="Image5" text:anchor-type="paragraph" svg:x="5.9016in" svg:y="1.848in" svg:width="1.4689in" svg:height="1.4689in" draw:z-index="4"><draw:image xlink:href="Pictures/100002010000008D0000008DEECD29CDC719B9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228in" fo:margin-right="0.195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4:07:06.691596480</meta:creation-date>
    <meta:editing-duration>PT14M3S</meta:editing-duration>
    <meta:editing-cycles>9</meta:editing-cycles>
    <meta:generator>LibreOffice/5.4.7.2$Linux_X86_64 LibreOffice_project/40m0$Build-2</meta:generator>
    <dc:date>2018-08-20T14:13:34.056853376</dc:date>
    <meta:document-statistic meta:table-count="0" meta:image-count="5" meta:object-count="0" meta:page-count="1" meta:paragraph-count="1" meta:word-count="0" meta:character-count="1" meta:non-whitespace-character-count="0"/>
  </office:meta>
</office:document-meta>
</file>